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About MiniLaunchBar</text:h>
      <text:p text:style-name="Text_20_body">MiniLaunchBar is a dock bar that allows you to organize, display and launch your applications and other shortcuts. Currently it is possible to add executables, documents and folders to the dock. Additionally, if you use MiniLaunchBar on a USB key in the <text:a xlink:type="simple" xlink:href="http://portableapps.com/">PortableApps.com</text:a> format, the application will detect it and automatically add all your applications along with the “Documents”, “Videos”, “Music” and “Pictures” folders.</text:p>
      <text:h text:style-name="Heading_20_2" text:outline-level="2">Features</text:h>
      <text:list xml:id="list36425452" text:style-name="L1">
        <text:list-item>
          <text:p text:style-name="P1">Resizable dock, which allows displaying the icons both horizontally or vertically.</text:p>
        </text:list-item>
        <text:list-item>
          <text:p text:style-name="P1">Two size of icons supported: Small and large</text:p>
        </text:list-item>
        <text:list-item>
          <text:p text:style-name="P1">Move the bar by clicking and dragging its border</text:p>
        </text:list-item>
        <text:list-item>
          <text:p text:style-name="P1">Organize the icons by drag &amp; dropping them</text:p>
        </text:list-item>
        <text:list-item>
          <text:p text:style-name="P1">Functionalities to eject the drive the application is on</text:p>
        </text:list-item>
        <text:list-item>
          <text:p text:style-name="P1">"Multi-launch" functionality</text:p>
        </text:list-item>
        <text:list-item>
          <text:p text:style-name="P1">Support for multiple languages</text:p>
        </text:list-item>
        <text:list-item>
          <text:p text:style-name="P1">Minimize to tray icon functionality</text:p>
        </text:list-item>
      </text:list>
      <text:h text:style-name="Heading_20_1" text:outline-level="1">Using MiniLaunchBar</text:h>
      <text:p text:style-name="Text_20_body">MiniLaunchBar is made to be simple and intuitive. To get more information about an icon or a button, simply move the mouse over it. Additionally, try right-clicking the dock in different places – certain parts of the application such as the icons or the icon panel provide various contextual actions.</text:p>
      <text:h text:style-name="Heading_20_2" text:outline-level="2">Adding, removing and changing a shortcut</text:h>
      <text:list xml:id="list36416163" text:style-name="L2">
        <text:list-item>
          <text:p text:style-name="P2">To add a shortcut, right-click anywhere on the icon panel and select “New shortcut...”;</text:p>
        </text:list-item>
        <text:list-item>
          <text:p text:style-name="P2">To remove a shortcut, right-click on it and select “Delete”;</text:p>
        </text:list-item>
        <text:list-item>
          <text:p text:style-name="P2">To change the properties of an icon, such as its name or location, right-click on it and select “Properties”;</text:p>
        </text:list-item>
        <text:list-item>
          <text:p text:style-name="P2">To move an icon to a different location, click it and drag it.</text:p>
        </text:list-item>
      </text:list>
      <text:h text:style-name="Heading_20_2" text:outline-level="2">The tray icon</text:h>
      <text:p text:style-name="Text_20_body">The tray icon (visible next to the clock on Windows) provides a few additional options:</text:p>
      <text:list xml:id="list36414379" text:style-name="L3">
        <text:list-item>
          <text:p text:style-name="P3">Click on it to bring the dock to the front or to make it visible (if it was hidden)</text:p>
        </text:list-item>
        <text:list-item>
          <text:p text:style-name="P3">Right-click on it for additional options</text:p>
        </text:list-item>
      </text:list>
      <text:h text:style-name="Heading_20_2" text:outline-level="2">The option panel</text:h>
      <text:p text:style-name="Text_20_body">The option panel pops up when you click on the big arrow button on the left of the dock. If you <text:soft-page-break/>move the mouse over any of its button, a tooltip will show up giving you more information. In particular, from this option panel, you can:</text:p>
      <text:list xml:id="list36429371" text:style-name="L4">
        <text:list-item>
          <text:p text:style-name="P4">Close the dock</text:p>
        </text:list-item>
        <text:list-item>
          <text:p text:style-name="P4">Minimize it to the <text:a xlink:type="simple" xlink:href="#2.2.The tray icon|outline">tray icon</text:a></text:p>
        </text:list-item>
        <text:list-item>
          <text:p text:style-name="P4">Eject the drive</text:p>
        </text:list-item>
        <text:list-item>
          <text:p text:style-name="P4">Open the configuration dialogue</text:p>
        </text:list-item>
        <text:list-item>
          <text:p text:style-name="P4">Trigger the “<text:a xlink:type="simple" xlink:href="#2.4.The “Multi-launch” group|outline">Multi-launch</text:a>” group</text:p>
        </text:list-item>
      </text:list>
      <text:h text:style-name="Heading_20_2" text:outline-level="2">The configuration dialogue</text:h>
      <text:p text:style-name="Text_20_body">The configuration dialogue is accessible by clicking on the “Configuration” button in the <text:a xlink:type="simple" xlink:href="#2.3.The option panel|outline">option panel</text:a>.</text:p>
      <text:h text:style-name="Heading_20_2" text:outline-level="2">The “Multi-launch” group</text:h>
      <text:p text:style-name="Text_20_body">The “Multi-launch” group allows you to launch several application at the click of a button. To use this functionality, follow these steps:</text:p>
      <text:list xml:id="list36445952" text:style-name="L5">
        <text:list-item>
          <text:p text:style-name="P5">Right-click on any icon and select “Multi-launch group” from the context menu</text:p>
        </text:list-item>
      </text:list>
      <text:list xml:id="list36415239" text:style-name="L6">
        <text:list-item>
          <text:p text:style-name="P6">You can add as many shortcuts as you wish</text:p>
        </text:list-item>
        <text:list-item>
          <text:p text:style-name="P6">To trigger the “Multi-launch” group, open the <text:a xlink:type="simple" xlink:href="#2.3.The option panel|outline">option panel</text:a> and click on the “Multi-launch” button</text:p>
        </text:list-item>
      </text:list>
      <text:h text:style-name="Heading_20_1" text:outline-level="1">Other tips</text:h>
      <text:list xml:id="list36445407" text:style-name="L7">
        <text:list-item>
          <text:p text:style-name="P7">You can resize the dock by clicking and dragging its bottom right cor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aurent Cozic</meta:initial-creator>
    <meta:creation-date>2008-10-30T13:46:22.35</meta:creation-date>
    <dc:date>2008-10-30T16:34:15.57</dc:date>
    <dc:creator>Laurent Cozic</dc:creator>
    <meta:editing-duration>PT00H31M39S</meta:editing-duration>
    <meta:editing-cycles>18</meta:editing-cycles>
    <meta:generator>OpenOffice.org/3.0$Win32 OpenOffice.org_project/300m9$Build-9358</meta:generator>
    <meta:document-statistic meta:table-count="0" meta:image-count="0" meta:object-count="0" meta:page-count="2" meta:paragraph-count="39" meta:word-count="481" meta:character-count="2708"/>
  </office:meta>
</office:document-meta>
</file>